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2aa" officeooo:paragraph-rsid="0004e2aa" style:font-weight-asian="bold" style:font-weight-complex="bold"/>
    </style:style>
    <style:style style:name="P2" style:family="paragraph" style:parent-style-name="Standard">
      <style:text-properties fo:font-weight="bold" officeooo:rsid="0004e2aa" officeooo:paragraph-rsid="0004e2aa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06e953" officeooo:paragraph-rsid="0006e953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06e953" officeooo:paragraph-rsid="0006e953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06e953" officeooo:paragraph-rsid="0006e953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084f5c" officeooo:paragraph-rsid="00084f5c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06e953" officeooo:paragraph-rsid="0006e953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04e2aa" officeooo:paragraph-rsid="0004e2aa" fo:background-color="#ffffa6" style:font-weight-asian="bold" style:font-weight-complex="bold"/>
    </style:style>
    <style:style style:name="P9" style:family="paragraph" style:parent-style-name="Standard">
      <style:text-properties fo:color="#000000" fo:font-weight="bold" officeooo:rsid="0006e953" officeooo:paragraph-rsid="0006e953" fo:background-color="#ffff00" style:font-weight-asian="bold" style:font-weight-complex="bold"/>
    </style:style>
    <style:style style:name="P10" style:family="paragraph" style:parent-style-name="Standard">
      <style:text-properties fo:font-weight="normal" officeooo:rsid="00084f5c" officeooo:paragraph-rsid="00084f5c" fo:background-color="transparent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4f5c" officeooo:paragraph-rsid="00084f5c" fo:background-color="transparent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4e2aa" officeooo:paragraph-rsid="0004e2aa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084f5c" officeooo:paragraph-rsid="00084f5c" fo:background-color="transparent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6e953" officeooo:paragraph-rsid="0006e953" fo:background-color="transparent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background-color="#ffffa6" loext:char-shading-value="0"/>
    </style:style>
    <style:style style:name="T8" style:family="text">
      <style:text-properties fo:background-color="#ffffa6" loext:char-shading-value="0"/>
    </style:style>
    <style:style style:name="T9" style:family="text">
      <style:text-properties style:text-underline-style="none"/>
    </style:style>
    <style:style style:name="T10" style:family="text">
      <style:text-properties officeooo:rsid="00098b86"/>
    </style:style>
    <style:style style:name="T11" style:family="text">
      <style:text-properties style:text-underline-style="solid" style:text-underline-width="auto" style:text-underline-color="font-color" officeooo:rsid="00098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><text:tab/><text:tab/><text:tab/><text:tab/></text:span>IOT <text:tab/>SYLLABUS</text:p>
      <text:p text:style-name="P12"/>
      <text:p text:style-name="P8">1) GIT<text:tab/><text:tab/>(END)</text:p>
      <text:p text:style-name="P8">2) LINUX<text:tab/>(END)</text:p>
      <text:p text:style-name="P1">3) DOCKER</text:p>
      <text:p text:style-name="P1">4) KUBERNETES</text:p>
      <text:p text:style-name="P2">5) MONGODB</text:p>
      <text:p text:style-name="P2">6) RUST BASICS</text:p>
      <text:p text:style-name="P2">7) NODE JS BASICS</text:p>
      <text:p text:style-name="P8">8) EMBEDDED RUST</text:p>
      <text:p text:style-name="P8">9) <text:s/>RUST <text:s/>SERVER</text:p>
      <text:p text:style-name="P8">10) NODE JS SERVER</text:p>
      <text:p text:style-name="P2">11) CHATBOT</text:p>
      <text:p text:style-name="P2"/>
      <text:p text:style-name="P2"/>
      <text:p text:style-name="P3">LAST QUIZ TOPICS :</text:p>
      <text:p text:style-name="P3"/>
      <text:p text:style-name="P4">database with chatbot</text:p>
      <text:p text:style-name="P9">mqtt protocol</text:p>
      <text:p text:style-name="P4">last example book room</text:p>
      <text:p text:style-name="P7">submit assignments</text:p>
      <text:p text:style-name="P7"/>
      <text:p text:style-name="P14"/>
      <text:p text:style-name="P14"><text:tab/><text:tab/><text:tab/><text:tab/><text:span text:style-name="T11">MY SKILLS</text:span></text:p>
      <text:p text:style-name="P4"/>
      <text:p text:style-name="P4"/>
      <text:p text:style-name="P11">BACKEND SKILL:</text:p>
      <text:p text:style-name="P11"/>
      <text:p text:style-name="P10">RUST ,<text:tab/> PYTHON,<text:tab/>NODE , Express </text:p>
      <text:p text:style-name="P10"/>
      <text:p text:style-name="P11">FRONTEND SKILLS:</text:p>
      <text:p text:style-name="P11"/>
      <text:p text:style-name="P10">html,<text:tab/>css,<text:tab/>javascript</text:p>
      <text:p text:style-name="P10"/>
      <text:p text:style-name="P11">CLOUD SKILLS:</text:p>
      <text:p text:style-name="P11"/>
      <text:p text:style-name="P11"/>
      <text:p text:style-name="P6"/>
      <text:p text:style-name="P11">IOT SKILLS:</text:p>
      <text:p text:style-name="P11"/>
      <text:p text:style-name="P10">Stm32,<text:tab/>esp8266 (mqtt)<text:tab/>, <text:tab/>esp32 dev kit</text:p>
      <text:p text:style-name="P10"/>
      <text:p text:style-name="P4"/>
      <text:p text:style-name="P11">CHATBOT VOICEBOT SKILLS:</text:p>
      <text:p text:style-name="P13"/>
      <text:p text:style-name="P10">google assistant</text:p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18:13.872609827</meta:creation-date>
    <dc:date>2021-05-09T06:45:31.725890389</dc:date>
    <meta:editing-duration>PT12M2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79" meta:character-count="457" meta:non-whitespace-character-count="390"/>
  </office:meta>
</office:document-meta>
</file>